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335cm"/>
    </style:style>
    <style:style style:name="co4" style:family="table-column">
      <style:table-column-properties fo:break-before="auto" style:column-width="5.512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6.0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Junk</text:p>
          </table:table-cell>
          <table:table-cell office:value-type="string">
            <text:p>Process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1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390.229003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2.0878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37.87988281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3.8811035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5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64.18798828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7.884033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76.96093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8.41015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1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14.110107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76489257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5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62.212158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3.3449707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84.9760742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7.2607421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7.93481445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8.509033203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5.003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6.2429199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9.37207031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5.72900390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8.4340820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3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1.07006835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6.8950195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2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9.78222656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6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69.9091796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3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47.136962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0891113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6.88623046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5969238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9.06884765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70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717.28295898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6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0.8901367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6.4130859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50.922119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2.70092773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92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935.19409179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9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6.48193359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6.697265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9.1669921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1.0458984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88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895.6738281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9.52197265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5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7.63818359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44213867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7.647949219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25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259.0561523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6.80615234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3.110107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83.6389160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50.33593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67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683.361816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2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7.86401367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9.89892578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2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05.388916016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8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92.919921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65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664.8730468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4.01220703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3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7.169921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1.86914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8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3.53393554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35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359.569091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465087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4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43.750244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94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98.57690429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48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488.68115234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1885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1893.52807617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47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51.30786132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0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12.031982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31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5.51196289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3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3.65698242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2480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2488.88305664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68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71.390869141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61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623.289062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29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33.381835938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string">
            <text:p><text:s/>QTime : 576 </text:p>
          </table:table-cell>
          <table:table-cell office:value-type="string">
            <text:p><text:s/>None </text:p>
          </table:table-cell>
          <table:table-cell office:value-type="string">
            <text:p><text:s/>FileProcessing : <text:s/>580.498046875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9"/>
        </table:table-row>
      </table:table>
      <table:table table:name="Pre-proces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4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173">
            <text:p>1173</text:p>
          </table:table-cell>
          <table:table-cell office:value-type="float" office:value="1390.22900391">
            <text:p>1390.229003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087890625">
            <text:p>622.0878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4">
            <text:p>634</text:p>
          </table:table-cell>
          <table:table-cell office:value-type="float" office:value="637.879882812">
            <text:p>637.87988281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0">
            <text:p>590</text:p>
          </table:table-cell>
          <table:table-cell office:value-type="float" office:value="593.881103516">
            <text:p>593.8811035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59">
            <text:p>559</text:p>
          </table:table-cell>
          <table:table-cell office:value-type="float" office:value="564.187988281">
            <text:p>564.18798828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6">
            <text:p>656</text:p>
          </table:table-cell>
          <table:table-cell office:value-type="float" office:value="667.884033203">
            <text:p>667.884033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73">
            <text:p>673</text:p>
          </table:table-cell>
          <table:table-cell office:value-type="float" office:value="676.9609375">
            <text:p>676.96093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4">
            <text:p>584</text:p>
          </table:table-cell>
          <table:table-cell office:value-type="float" office:value="588.41015625">
            <text:p>588.41015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10">
            <text:p>710</text:p>
          </table:table-cell>
          <table:table-cell office:value-type="float" office:value="714.110107422">
            <text:p>714.110107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764892578">
            <text:p>612.76489257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52">
            <text:p>752</text:p>
          </table:table-cell>
          <table:table-cell office:value-type="float" office:value="762.212158203">
            <text:p>762.212158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9">
            <text:p>639</text:p>
          </table:table-cell>
          <table:table-cell office:value-type="float" office:value="643.344970703">
            <text:p>643.3449707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4.976074219">
            <text:p>684.9760742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7.260742188">
            <text:p>607.2607421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7.934814453">
            <text:p>617.93481445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7">
            <text:p>657</text:p>
          </table:table-cell>
          <table:table-cell office:value-type="float" office:value="668.509033203">
            <text:p>668.509033203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1">
            <text:p>581</text:p>
          </table:table-cell>
          <table:table-cell office:value-type="float" office:value="585.00390625">
            <text:p>585.003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6.242919922">
            <text:p>616.2429199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372070312">
            <text:p>609.37207031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1">
            <text:p>611</text:p>
          </table:table-cell>
          <table:table-cell office:value-type="float" office:value="615.729003906">
            <text:p>615.72900390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6">
            <text:p>686</text:p>
          </table:table-cell>
          <table:table-cell office:value-type="float" office:value="698.434082031">
            <text:p>698.4340820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7">
            <text:p>637</text:p>
          </table:table-cell>
          <table:table-cell office:value-type="float" office:value="641.070068359">
            <text:p>641.07006835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6.895019531">
            <text:p>606.8950195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6">
            <text:p>626</text:p>
          </table:table-cell>
          <table:table-cell office:value-type="float" office:value="629.782226562">
            <text:p>629.78222656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66">
            <text:p>666</text:p>
          </table:table-cell>
          <table:table-cell office:value-type="float" office:value="669.909179688">
            <text:p>669.9091796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37">
            <text:p>737</text:p>
          </table:table-cell>
          <table:table-cell office:value-type="float" office:value="747.136962891">
            <text:p>747.136962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89111328">
            <text:p>612.0891113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3">
            <text:p>593</text:p>
          </table:table-cell>
          <table:table-cell office:value-type="float" office:value="596.886230469">
            <text:p>596.88623046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596923828">
            <text:p>580.5969238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9.068847656">
            <text:p>579.06884765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05">
            <text:p>705</text:p>
          </table:table-cell>
          <table:table-cell office:value-type="float" office:value="717.282958984">
            <text:p>717.28295898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6">
            <text:p>566</text:p>
          </table:table-cell>
          <table:table-cell office:value-type="float" office:value="570.890136719">
            <text:p>570.8901367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2">
            <text:p>642</text:p>
          </table:table-cell>
          <table:table-cell office:value-type="float" office:value="646.413085938">
            <text:p>646.4130859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0.922119141">
            <text:p>550.922119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700927734">
            <text:p>622.70092773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926">
            <text:p>926</text:p>
          </table:table-cell>
          <table:table-cell office:value-type="float" office:value="935.194091797">
            <text:p>935.19409179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92">
            <text:p>692</text:p>
          </table:table-cell>
          <table:table-cell office:value-type="float" office:value="696.481933594">
            <text:p>696.48193359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6.697265625">
            <text:p>606.697265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5">
            <text:p>595</text:p>
          </table:table-cell>
          <table:table-cell office:value-type="float" office:value="599.166992188">
            <text:p>599.1669921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11.045898438">
            <text:p>611.0458984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887">
            <text:p>887</text:p>
          </table:table-cell>
          <table:table-cell office:value-type="float" office:value="895.673828125">
            <text:p>895.6738281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4">
            <text:p>614</text:p>
          </table:table-cell>
          <table:table-cell office:value-type="float" office:value="619.521972656">
            <text:p>619.52197265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3">
            <text:p>653</text:p>
          </table:table-cell>
          <table:table-cell office:value-type="float" office:value="657.638183594">
            <text:p>657.63818359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442138672">
            <text:p>612.44213867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7.647949219">
            <text:p>577.647949219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250">
            <text:p>1250</text:p>
          </table:table-cell>
          <table:table-cell office:value-type="float" office:value="1259.05615234">
            <text:p>1259.0561523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6.806152344">
            <text:p>576.80615234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9">
            <text:p>649</text:p>
          </table:table-cell>
          <table:table-cell office:value-type="float" office:value="653.110107422">
            <text:p>653.110107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3.638916016">
            <text:p>683.6389160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7">
            <text:p>647</text:p>
          </table:table-cell>
          <table:table-cell office:value-type="float" office:value="650.3359375">
            <text:p>650.33593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675">
            <text:p>1675</text:p>
          </table:table-cell>
          <table:table-cell office:value-type="float" office:value="1683.36181641">
            <text:p>1683.361816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3">
            <text:p>623</text:p>
          </table:table-cell>
          <table:table-cell office:value-type="float" office:value="627.864013672">
            <text:p>627.86401367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898925781">
            <text:p>609.89892578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5.388916016">
            <text:p>605.388916016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9">
            <text:p>689</text:p>
          </table:table-cell>
          <table:table-cell office:value-type="float" office:value="692.919921875">
            <text:p>692.919921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657">
            <text:p>1657</text:p>
          </table:table-cell>
          <table:table-cell office:value-type="float" office:value="1664.87304688">
            <text:p>1664.8730468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0">
            <text:p>580</text:p>
          </table:table-cell>
          <table:table-cell office:value-type="float" office:value="584.012207031">
            <text:p>584.01220703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7.169921875">
            <text:p>577.169921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8">
            <text:p>578</text:p>
          </table:table-cell>
          <table:table-cell office:value-type="float" office:value="581.869140625">
            <text:p>581.86914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9">
            <text:p>589</text:p>
          </table:table-cell>
          <table:table-cell office:value-type="float" office:value="593.533935547">
            <text:p>593.53393554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351">
            <text:p>1351</text:p>
          </table:table-cell>
          <table:table-cell office:value-type="float" office:value="1359.5690918">
            <text:p>1359.569091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5">
            <text:p>575</text:p>
          </table:table-cell>
          <table:table-cell office:value-type="float" office:value="580.465087891">
            <text:p>580.465087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0">
            <text:p>640</text:p>
          </table:table-cell>
          <table:table-cell office:value-type="float" office:value="643.750244141">
            <text:p>643.750244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4">
            <text:p>594</text:p>
          </table:table-cell>
          <table:table-cell office:value-type="float" office:value="598.576904297">
            <text:p>598.57690429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485">
            <text:p>485</text:p>
          </table:table-cell>
          <table:table-cell office:value-type="float" office:value="488.681152344">
            <text:p>488.68115234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1885">
            <text:p>1885</text:p>
          </table:table-cell>
          <table:table-cell office:value-type="float" office:value="1893.52807617">
            <text:p>1893.52807617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1.307861328">
            <text:p>551.30786132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31982422">
            <text:p>612.031982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1">
            <text:p>531</text:p>
          </table:table-cell>
          <table:table-cell office:value-type="float" office:value="535.511962891">
            <text:p>535.51196289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0">
            <text:p>530</text:p>
          </table:table-cell>
          <table:table-cell office:value-type="float" office:value="533.656982422">
            <text:p>533.656982422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 table:visibility="filter">
          <table:table-cell office:value-type="float" office:value="1">
            <text:p>1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2480">
            <text:p>2480</text:p>
          </table:table-cell>
          <table:table-cell office:value-type="float" office:value="2488.88305664">
            <text:p>2488.88305664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8">
            <text:p>568</text:p>
          </table:table-cell>
          <table:table-cell office:value-type="float" office:value="571.390869141">
            <text:p>571.390869141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9">
            <text:p>619</text:p>
          </table:table-cell>
          <table:table-cell office:value-type="float" office:value="623.2890625">
            <text:p>623.289062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29">
            <text:p>529</text:p>
          </table:table-cell>
          <table:table-cell office:value-type="float" office:value="533.381835938">
            <text:p>533.381835938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498046875">
            <text:p>580.498046875</text:p>
          </table:table-cell>
        </table:table-row>
        <table:table-row table:style-name="ro2" table:visibility="filter">
          <table:table-cell office:value-type="string">
            <text:p>None</text:p>
          </table:table-cell>
          <table:table-cell table:number-columns-repeated="8"/>
        </table:table-row>
        <table:table-row table:style-name="ro2" table:number-rows-repeated="104842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fined" table:style-name="ta1">
        <table:table-column table:style-name="co10" table:number-columns-repeated="9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Workload</text:p>
          </table:table-cell>
          <table:table-cell office:value-type="string">
            <text:p>Action</text:p>
          </table:table-cell>
          <table:table-cell office:value-type="string">
            <text:p>Core</text:p>
          </table:table-cell>
          <table:table-cell office:value-type="string">
            <text:p>Batch</text:p>
          </table:table-cell>
          <table:table-cell office:value-type="string">
            <text:p>Commit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087890625">
            <text:p>622.087890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4">
            <text:p>634</text:p>
          </table:table-cell>
          <table:table-cell office:value-type="float" office:value="637.879882812">
            <text:p>637.8798828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0">
            <text:p>590</text:p>
          </table:table-cell>
          <table:table-cell office:value-type="float" office:value="593.881103516">
            <text:p>593.881103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59">
            <text:p>559</text:p>
          </table:table-cell>
          <table:table-cell office:value-type="float" office:value="564.187988281">
            <text:p>564.187988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73">
            <text:p>673</text:p>
          </table:table-cell>
          <table:table-cell office:value-type="float" office:value="676.9609375">
            <text:p>676.96093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4">
            <text:p>584</text:p>
          </table:table-cell>
          <table:table-cell office:value-type="float" office:value="588.41015625">
            <text:p>588.41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710">
            <text:p>710</text:p>
          </table:table-cell>
          <table:table-cell office:value-type="float" office:value="714.110107422">
            <text:p>714.1101074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764892578">
            <text:p>612.764892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9">
            <text:p>639</text:p>
          </table:table-cell>
          <table:table-cell office:value-type="float" office:value="643.344970703">
            <text:p>643.3449707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4.976074219">
            <text:p>684.9760742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7.260742188">
            <text:p>607.2607421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7.934814453">
            <text:p>617.934814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1">
            <text:p>581</text:p>
          </table:table-cell>
          <table:table-cell office:value-type="float" office:value="585.00390625">
            <text:p>585.00390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2">
            <text:p>612</text:p>
          </table:table-cell>
          <table:table-cell office:value-type="float" office:value="616.242919922">
            <text:p>616.2429199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372070312">
            <text:p>609.3720703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1">
            <text:p>611</text:p>
          </table:table-cell>
          <table:table-cell office:value-type="float" office:value="615.729003906">
            <text:p>615.729003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37">
            <text:p>637</text:p>
          </table:table-cell>
          <table:table-cell office:value-type="float" office:value="641.070068359">
            <text:p>641.0700683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3">
            <text:p>603</text:p>
          </table:table-cell>
          <table:table-cell office:value-type="float" office:value="606.895019531">
            <text:p>606.8950195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6">
            <text:p>626</text:p>
          </table:table-cell>
          <table:table-cell office:value-type="float" office:value="629.782226562">
            <text:p>629.7822265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66">
            <text:p>666</text:p>
          </table:table-cell>
          <table:table-cell office:value-type="float" office:value="669.909179688">
            <text:p>669.909179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89111328">
            <text:p>612.089111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3">
            <text:p>593</text:p>
          </table:table-cell>
          <table:table-cell office:value-type="float" office:value="596.886230469">
            <text:p>596.8862304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596923828">
            <text:p>580.596923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6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6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9.068847656">
            <text:p>579.068847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6">
            <text:p>566</text:p>
          </table:table-cell>
          <table:table-cell office:value-type="float" office:value="570.890136719">
            <text:p>570.8901367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2">
            <text:p>642</text:p>
          </table:table-cell>
          <table:table-cell office:value-type="float" office:value="646.413085938">
            <text:p>646.4130859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0.922119141">
            <text:p>550.9221191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7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7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8">
            <text:p>618</text:p>
          </table:table-cell>
          <table:table-cell office:value-type="float" office:value="622.700927734">
            <text:p>622.700927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92">
            <text:p>692</text:p>
          </table:table-cell>
          <table:table-cell office:value-type="float" office:value="696.481933594">
            <text:p>696.4819335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6.697265625">
            <text:p>606.69726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5">
            <text:p>595</text:p>
          </table:table-cell>
          <table:table-cell office:value-type="float" office:value="599.166992188">
            <text:p>599.1669921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8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8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11.045898438">
            <text:p>611.045898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4">
            <text:p>614</text:p>
          </table:table-cell>
          <table:table-cell office:value-type="float" office:value="619.521972656">
            <text:p>619.5219726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53">
            <text:p>653</text:p>
          </table:table-cell>
          <table:table-cell office:value-type="float" office:value="657.638183594">
            <text:p>657.6381835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9">
            <text:p>609</text:p>
          </table:table-cell>
          <table:table-cell office:value-type="float" office:value="612.442138672">
            <text:p>612.4421386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9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9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4">
            <text:p>574</text:p>
          </table:table-cell>
          <table:table-cell office:value-type="float" office:value="577.647949219">
            <text:p>577.647949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6.806152344">
            <text:p>576.8061523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9">
            <text:p>649</text:p>
          </table:table-cell>
          <table:table-cell office:value-type="float" office:value="653.110107422">
            <text:p>653.1101074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0">
            <text:p>680</text:p>
          </table:table-cell>
          <table:table-cell office:value-type="float" office:value="683.638916016">
            <text:p>683.6389160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0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0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7">
            <text:p>647</text:p>
          </table:table-cell>
          <table:table-cell office:value-type="float" office:value="650.3359375">
            <text:p>650.3359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23">
            <text:p>623</text:p>
          </table:table-cell>
          <table:table-cell office:value-type="float" office:value="627.864013672">
            <text:p>627.8640136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6">
            <text:p>606</text:p>
          </table:table-cell>
          <table:table-cell office:value-type="float" office:value="609.898925781">
            <text:p>609.8989257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2">
            <text:p>602</text:p>
          </table:table-cell>
          <table:table-cell office:value-type="float" office:value="605.388916016">
            <text:p>605.3889160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1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1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89">
            <text:p>689</text:p>
          </table:table-cell>
          <table:table-cell office:value-type="float" office:value="692.919921875">
            <text:p>692.919921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0">
            <text:p>580</text:p>
          </table:table-cell>
          <table:table-cell office:value-type="float" office:value="584.012207031">
            <text:p>584.012207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3">
            <text:p>573</text:p>
          </table:table-cell>
          <table:table-cell office:value-type="float" office:value="577.169921875">
            <text:p>577.169921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8">
            <text:p>578</text:p>
          </table:table-cell>
          <table:table-cell office:value-type="float" office:value="581.869140625">
            <text:p>581.8691406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2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2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89">
            <text:p>589</text:p>
          </table:table-cell>
          <table:table-cell office:value-type="float" office:value="593.533935547">
            <text:p>593.533935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5">
            <text:p>575</text:p>
          </table:table-cell>
          <table:table-cell office:value-type="float" office:value="580.465087891">
            <text:p>580.465087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40">
            <text:p>640</text:p>
          </table:table-cell>
          <table:table-cell office:value-type="float" office:value="643.750244141">
            <text:p>643.7502441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94">
            <text:p>594</text:p>
          </table:table-cell>
          <table:table-cell office:value-type="float" office:value="598.576904297">
            <text:p>598.5769042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3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3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485">
            <text:p>485</text:p>
          </table:table-cell>
          <table:table-cell office:value-type="float" office:value="488.681152344">
            <text:p>488.681152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47">
            <text:p>547</text:p>
          </table:table-cell>
          <table:table-cell office:value-type="float" office:value="551.307861328">
            <text:p>551.307861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08">
            <text:p>608</text:p>
          </table:table-cell>
          <table:table-cell office:value-type="float" office:value="612.031982422">
            <text:p>612.0319824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1">
            <text:p>531</text:p>
          </table:table-cell>
          <table:table-cell office:value-type="float" office:value="535.511962891">
            <text:p>535.5119628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4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4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30">
            <text:p>530</text:p>
          </table:table-cell>
          <table:table-cell office:value-type="float" office:value="533.656982422">
            <text:p>533.656982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68">
            <text:p>568</text:p>
          </table:table-cell>
          <table:table-cell office:value-type="float" office:value="571.390869141">
            <text:p>571.3908691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619">
            <text:p>619</text:p>
          </table:table-cell>
          <table:table-cell office:value-type="float" office:value="623.2890625">
            <text:p>623.289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29">
            <text:p>529</text:p>
          </table:table-cell>
          <table:table-cell office:value-type="float" office:value="533.381835938">
            <text:p>533.3818359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15 </text:p>
          </table:table-cell>
          <table:table-cell office:value-type="string">
            <text:p><text:s/>add </text:p>
          </table:table-cell>
          <table:table-cell office:value-type="string">
            <text:p><text:s/>http://localhost:8983/solr/w15/ </text:p>
          </table:table-cell>
          <table:table-cell office:value-type="string">
            <text:p><text:s/>b1 </text:p>
          </table:table-cell>
          <table:table-cell office:value-type="string">
            <text:p><text:s/>commit : <text:s/>true </text:p>
          </table:table-cell>
          <table:table-cell office:value-type="string">
            <text:p><text:s/>status : 0 </text:p>
          </table:table-cell>
          <table:table-cell office:value-type="float" office:value="576">
            <text:p>576</text:p>
          </table:table-cell>
          <table:table-cell office:value-type="float" office:value="580.498046875">
            <text:p>580.498046875</text:p>
          </table:table-cell>
        </table:table-row>
      </table:table>
      <table:table table:name="Pivot Table_Refined_1" table:style-name="ta1">
        <table:table-column table:style-name="co10" table:number-columns-repeated="9" table:default-cell-style-name="Default"/>
        <table:table-row table:style-name="ro2">
          <table:table-cell office:value-type="string">
            <text:p>Filte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>
            <text:p>Workload</text:p>
          </table:table-cell>
          <table:table-cell table:style-name="ce5"/>
          <table:table-cell table:number-columns-repeated="2"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Time</text:p>
          </table:table-cell>
          <table:table-cell office:value-type="string">
            <text:p>Qtime</text:p>
          </table:table-cell>
        </table:table-row>
        <table:table-row table:style-name="ro2">
          <table:table-cell table:style-name="ce2" office:value-type="string">
            <text:p><text:s/>w1 </text:p>
          </table:table-cell>
          <table:table-cell table:style-name="ce6" office:value-type="float" office:value="600.25">
            <text:p>600.25</text:p>
          </table:table-cell>
          <table:table-cell table:number-columns-repeated="2"/>
          <table:table-cell table:formula="of:=VALUE(RIGHT(TRIM([.F4]);LEN(TRIM([.F4]))-1))" office:value-type="float" office:value="1">
            <text:p>1</text:p>
          </table:table-cell>
          <table:table-cell office:value-type="string">
            <text:p><text:s/>w1 </text:p>
          </table:table-cell>
          <table:table-cell office:value-type="float" office:value="100">
            <text:p>100</text:p>
          </table:table-cell>
          <table:table-cell table:formula="of:=[.I4]/1000" office:value-type="float" office:value="0.60025">
            <text:p>0.60025</text:p>
          </table:table-cell>
          <table:table-cell office:value-type="float" office:value="600.25">
            <text:p>600.25</text:p>
          </table:table-cell>
        </table:table-row>
        <table:table-row table:style-name="ro2">
          <table:table-cell table:style-name="ce3" office:value-type="string">
            <text:p><text:s/>w10 </text:p>
          </table:table-cell>
          <table:table-cell table:style-name="ce7" office:value-type="float" office:value="637.25">
            <text:p>637.25</text:p>
          </table:table-cell>
          <table:table-cell table:number-columns-repeated="2"/>
          <table:table-cell table:formula="of:=VALUE(RIGHT(TRIM([.F5]);LEN(TRIM([.F5]))-1))" office:value-type="float" office:value="2">
            <text:p>2</text:p>
          </table:table-cell>
          <table:table-cell office:value-type="string">
            <text:p><text:s/>w2 </text:p>
          </table:table-cell>
          <table:table-cell office:value-type="float" office:value="200">
            <text:p>200</text:p>
          </table:table-cell>
          <table:table-cell table:formula="of:=[.I5]/1000" office:value-type="float" office:value="0.644">
            <text:p>0.644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table:style-name="ce3" office:value-type="string">
            <text:p><text:s/>w11 </text:p>
          </table:table-cell>
          <table:table-cell table:style-name="ce7" office:value-type="float" office:value="630">
            <text:p>630</text:p>
          </table:table-cell>
          <table:table-cell table:number-columns-repeated="2"/>
          <table:table-cell table:formula="of:=VALUE(RIGHT(TRIM([.F6]);LEN(TRIM([.F6]))-1))" office:value-type="float" office:value="3">
            <text:p>3</text:p>
          </table:table-cell>
          <table:table-cell office:value-type="string">
            <text:p><text:s/>w3 </text:p>
          </table:table-cell>
          <table:table-cell office:value-type="float" office:value="400">
            <text:p>400</text:p>
          </table:table-cell>
          <table:table-cell table:formula="of:=[.I6]/1000" office:value-type="float" office:value="0.6335">
            <text:p>0.6335</text:p>
          </table:table-cell>
          <table:table-cell office:value-type="float" office:value="633.5">
            <text:p>633.5</text:p>
          </table:table-cell>
        </table:table-row>
        <table:table-row table:style-name="ro2">
          <table:table-cell table:style-name="ce3" office:value-type="string">
            <text:p><text:s/>w12 </text:p>
          </table:table-cell>
          <table:table-cell table:style-name="ce7" office:value-type="float" office:value="580">
            <text:p>580</text:p>
          </table:table-cell>
          <table:table-cell table:number-columns-repeated="2"/>
          <table:table-cell table:formula="of:=VALUE(RIGHT(TRIM([.F7]);LEN(TRIM([.F7]))-1))" office:value-type="float" office:value="4">
            <text:p>4</text:p>
          </table:table-cell>
          <table:table-cell office:value-type="string">
            <text:p><text:s/>w4 </text:p>
          </table:table-cell>
          <table:table-cell office:value-type="float" office:value="800">
            <text:p>800</text:p>
          </table:table-cell>
          <table:table-cell table:formula="of:=[.I7]/1000" office:value-type="float" office:value="0.6025">
            <text:p>0.6025</text:p>
          </table:table-cell>
          <table:table-cell office:value-type="float" office:value="602.5">
            <text:p>602.5</text:p>
          </table:table-cell>
        </table:table-row>
        <table:table-row table:style-name="ro2">
          <table:table-cell table:style-name="ce3" office:value-type="string">
            <text:p><text:s/>w13 </text:p>
          </table:table-cell>
          <table:table-cell table:style-name="ce7" office:value-type="float" office:value="573.5">
            <text:p>573.5</text:p>
          </table:table-cell>
          <table:table-cell table:number-columns-repeated="2"/>
          <table:table-cell table:formula="of:=VALUE(RIGHT(TRIM([.F8]);LEN(TRIM([.F8]))-1))" office:value-type="float" office:value="5">
            <text:p>5</text:p>
          </table:table-cell>
          <table:table-cell office:value-type="string">
            <text:p><text:s/>w5 </text:p>
          </table:table-cell>
          <table:table-cell office:value-type="float" office:value="1600">
            <text:p>1600</text:p>
          </table:table-cell>
          <table:table-cell table:formula="of:=[.I8]/1000" office:value-type="float" office:value="0.633">
            <text:p>0.633</text:p>
          </table:table-cell>
          <table:table-cell office:value-type="float" office:value="633">
            <text:p>633</text:p>
          </table:table-cell>
        </table:table-row>
        <table:table-row table:style-name="ro2">
          <table:table-cell table:style-name="ce3" office:value-type="string">
            <text:p><text:s/>w14 </text:p>
          </table:table-cell>
          <table:table-cell table:style-name="ce7" office:value-type="float" office:value="554">
            <text:p>554</text:p>
          </table:table-cell>
          <table:table-cell table:number-columns-repeated="2"/>
          <table:table-cell table:formula="of:=VALUE(RIGHT(TRIM([.F9]);LEN(TRIM([.F9]))-1))" office:value-type="float" office:value="6">
            <text:p>6</text:p>
          </table:table-cell>
          <table:table-cell office:value-type="string">
            <text:p><text:s/>w6 </text:p>
          </table:table-cell>
          <table:table-cell office:value-type="float" office:value="3200">
            <text:p>3200</text:p>
          </table:table-cell>
          <table:table-cell table:formula="of:=[.I9]/1000" office:value-type="float" office:value="0.58775">
            <text:p>0.58775</text:p>
          </table:table-cell>
          <table:table-cell office:value-type="float" office:value="587.75">
            <text:p>587.75</text:p>
          </table:table-cell>
        </table:table-row>
        <table:table-row table:style-name="ro2">
          <table:table-cell table:style-name="ce3" office:value-type="string">
            <text:p><text:s/>w15 </text:p>
          </table:table-cell>
          <table:table-cell table:style-name="ce7" office:value-type="float" office:value="573">
            <text:p>573</text:p>
          </table:table-cell>
          <table:table-cell table:number-columns-repeated="2"/>
          <table:table-cell table:formula="of:=VALUE(RIGHT(TRIM([.F10]);LEN(TRIM([.F10]))-1))" office:value-type="float" office:value="7">
            <text:p>7</text:p>
          </table:table-cell>
          <table:table-cell office:value-type="string">
            <text:p><text:s/>w7 </text:p>
          </table:table-cell>
          <table:table-cell office:value-type="float" office:value="6400">
            <text:p>6400</text:p>
          </table:table-cell>
          <table:table-cell table:formula="of:=[.I10]/1000" office:value-type="float" office:value="0.59325">
            <text:p>0.59325</text:p>
          </table:table-cell>
          <table:table-cell office:value-type="float" office:value="593.25">
            <text:p>593.25</text:p>
          </table:table-cell>
        </table:table-row>
        <table:table-row table:style-name="ro2">
          <table:table-cell table:style-name="ce3" office:value-type="string">
            <text:p><text:s/>w2 </text:p>
          </table:table-cell>
          <table:table-cell table:style-name="ce7" office:value-type="float" office:value="644">
            <text:p>644</text:p>
          </table:table-cell>
          <table:table-cell table:number-columns-repeated="2"/>
          <table:table-cell table:formula="of:=VALUE(RIGHT(TRIM([.F11]);LEN(TRIM([.F11]))-1))" office:value-type="float" office:value="8">
            <text:p>8</text:p>
          </table:table-cell>
          <table:table-cell office:value-type="string">
            <text:p><text:s/>w8 </text:p>
          </table:table-cell>
          <table:table-cell office:value-type="float" office:value="12800">
            <text:p>12800</text:p>
          </table:table-cell>
          <table:table-cell table:formula="of:=[.I11]/1000" office:value-type="float" office:value="0.62375">
            <text:p>0.62375</text:p>
          </table:table-cell>
          <table:table-cell office:value-type="float" office:value="623.75">
            <text:p>623.75</text:p>
          </table:table-cell>
        </table:table-row>
        <table:table-row table:style-name="ro2">
          <table:table-cell table:style-name="ce3" office:value-type="string">
            <text:p><text:s/>w3 </text:p>
          </table:table-cell>
          <table:table-cell table:style-name="ce7" office:value-type="float" office:value="633.5">
            <text:p>633.5</text:p>
          </table:table-cell>
          <table:table-cell table:number-columns-repeated="2"/>
          <table:table-cell table:formula="of:=VALUE(RIGHT(TRIM([.F12]);LEN(TRIM([.F12]))-1))" office:value-type="float" office:value="9">
            <text:p>9</text:p>
          </table:table-cell>
          <table:table-cell office:value-type="string">
            <text:p><text:s/>w9 </text:p>
          </table:table-cell>
          <table:table-cell office:value-type="float" office:value="25600">
            <text:p>25600</text:p>
          </table:table-cell>
          <table:table-cell table:formula="of:=[.I12]/1000" office:value-type="float" office:value="0.6125">
            <text:p>0.6125</text:p>
          </table:table-cell>
          <table:table-cell office:value-type="float" office:value="612.5">
            <text:p>612.5</text:p>
          </table:table-cell>
        </table:table-row>
        <table:table-row table:style-name="ro2">
          <table:table-cell table:style-name="ce3" office:value-type="string">
            <text:p><text:s/>w4 </text:p>
          </table:table-cell>
          <table:table-cell table:style-name="ce7" office:value-type="float" office:value="602.5">
            <text:p>602.5</text:p>
          </table:table-cell>
          <table:table-cell table:number-columns-repeated="2"/>
          <table:table-cell table:formula="of:=VALUE(RIGHT(TRIM([.F13]);LEN(TRIM([.F13]))-1))" office:value-type="float" office:value="10">
            <text:p>10</text:p>
          </table:table-cell>
          <table:table-cell office:value-type="string">
            <text:p><text:s/>w10 </text:p>
          </table:table-cell>
          <table:table-cell office:value-type="float" office:value="51200">
            <text:p>51200</text:p>
          </table:table-cell>
          <table:table-cell table:formula="of:=[.I13]/1000" office:value-type="float" office:value="0.63725">
            <text:p>0.63725</text:p>
          </table:table-cell>
          <table:table-cell office:value-type="float" office:value="637.25">
            <text:p>637.25</text:p>
          </table:table-cell>
        </table:table-row>
        <table:table-row table:style-name="ro2">
          <table:table-cell table:style-name="ce3" office:value-type="string">
            <text:p><text:s/>w5 </text:p>
          </table:table-cell>
          <table:table-cell table:style-name="ce7" office:value-type="float" office:value="633">
            <text:p>633</text:p>
          </table:table-cell>
          <table:table-cell table:number-columns-repeated="2"/>
          <table:table-cell table:formula="of:=VALUE(RIGHT(TRIM([.F14]);LEN(TRIM([.F14]))-1))" office:value-type="float" office:value="11">
            <text:p>11</text:p>
          </table:table-cell>
          <table:table-cell office:value-type="string">
            <text:p><text:s/>w11 </text:p>
          </table:table-cell>
          <table:table-cell office:value-type="float" office:value="102400">
            <text:p>102400</text:p>
          </table:table-cell>
          <table:table-cell table:formula="of:=[.I14]/1000" office:value-type="float" office:value="0.63">
            <text:p>0.63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table:style-name="ce3" office:value-type="string">
            <text:p><text:s/>w6 </text:p>
          </table:table-cell>
          <table:table-cell table:style-name="ce7" office:value-type="float" office:value="587.75">
            <text:p>587.75</text:p>
          </table:table-cell>
          <table:table-cell table:number-columns-repeated="2"/>
          <table:table-cell table:formula="of:=VALUE(RIGHT(TRIM([.F15]);LEN(TRIM([.F15]))-1))" office:value-type="float" office:value="12">
            <text:p>12</text:p>
          </table:table-cell>
          <table:table-cell office:value-type="string">
            <text:p><text:s/>w12 </text:p>
          </table:table-cell>
          <table:table-cell office:value-type="float" office:value="204800">
            <text:p>204800</text:p>
          </table:table-cell>
          <table:table-cell table:formula="of:=[.I15]/1000" office:value-type="float" office:value="0.58">
            <text:p>0.58</text:p>
          </table:table-cell>
          <table:table-cell office:value-type="float" office:value="580">
            <text:p>580</text:p>
          </table:table-cell>
        </table:table-row>
        <table:table-row table:style-name="ro2">
          <table:table-cell table:style-name="ce3" office:value-type="string">
            <text:p><text:s/>w7 </text:p>
          </table:table-cell>
          <table:table-cell table:style-name="ce7" office:value-type="float" office:value="593.25">
            <text:p>593.25</text:p>
          </table:table-cell>
          <table:table-cell table:number-columns-repeated="2"/>
          <table:table-cell table:formula="of:=VALUE(RIGHT(TRIM([.F16]);LEN(TRIM([.F16]))-1))" office:value-type="float" office:value="13">
            <text:p>13</text:p>
          </table:table-cell>
          <table:table-cell office:value-type="string">
            <text:p><text:s/>w13 </text:p>
          </table:table-cell>
          <table:table-cell office:value-type="float" office:value="409600">
            <text:p>409600</text:p>
          </table:table-cell>
          <table:table-cell table:formula="of:=[.I16]/1000" office:value-type="float" office:value="0.5735">
            <text:p>0.5735</text:p>
          </table:table-cell>
          <table:table-cell office:value-type="float" office:value="573.5">
            <text:p>573.5</text:p>
          </table:table-cell>
        </table:table-row>
        <table:table-row table:style-name="ro2">
          <table:table-cell table:style-name="ce3" office:value-type="string">
            <text:p><text:s/>w8 </text:p>
          </table:table-cell>
          <table:table-cell table:style-name="ce7" office:value-type="float" office:value="623.75">
            <text:p>623.75</text:p>
          </table:table-cell>
          <table:table-cell table:number-columns-repeated="2"/>
          <table:table-cell table:formula="of:=VALUE(RIGHT(TRIM([.F17]);LEN(TRIM([.F17]))-1))" office:value-type="float" office:value="14">
            <text:p>14</text:p>
          </table:table-cell>
          <table:table-cell office:value-type="string">
            <text:p><text:s/>w14 </text:p>
          </table:table-cell>
          <table:table-cell office:value-type="float" office:value="819200">
            <text:p>819200</text:p>
          </table:table-cell>
          <table:table-cell table:formula="of:=[.I17]/1000" office:value-type="float" office:value="0.554">
            <text:p>0.554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table:style-name="ce3" office:value-type="string">
            <text:p><text:s/>w9 </text:p>
          </table:table-cell>
          <table:table-cell table:style-name="ce8" office:value-type="float" office:value="612.5">
            <text:p>612.5</text:p>
          </table:table-cell>
          <table:table-cell table:number-columns-repeated="2"/>
          <table:table-cell table:formula="of:=VALUE(RIGHT(TRIM([.F18]);LEN(TRIM([.F18]))-1))" office:value-type="float" office:value="15">
            <text:p>15</text:p>
          </table:table-cell>
          <table:table-cell office:value-type="string">
            <text:p><text:s/>w15 </text:p>
          </table:table-cell>
          <table:table-cell office:value-type="float" office:value="1638400">
            <text:p>1638400</text:p>
          </table:table-cell>
          <table:table-cell table:formula="of:=[.I18]/1000" office:value-type="float" office:value="0.573">
            <text:p>0.573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table:style-name="ce4" office:value-type="string">
            <text:p>Total Result</text:p>
          </table:table-cell>
          <table:table-cell table:style-name="ce9" office:value-type="float" office:value="605.216666666667">
            <text:p>605.2166666667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MAX([.H4:.H18])" office:value-type="float" office:value="0.644">
            <text:p>0.644</text:p>
          </table:table-cell>
          <table:table-cell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'Pre-processor'.A1:'Pre-processor'.I151" table:display-filter-buttons="true">
          <table:filter>
            <table:filter-and>
              <table:filter-condition table:field-number="0" table:value="3" table:operator="=">
                <table:filter-set-item table:value="3"/>
                <table:filter-set-item table:value="4"/>
                <table:filter-set-item table:value="5"/>
                <table:filter-set-item table:value="2"/>
              </table:filter-condition>
            </table:filter-and>
          </table:filter>
        </table:database-range>
        <table:database-range table:name="__Anonymous_Sheet_DB__3" table:target-range-address="'Pivot Table_Refined_1'.E3:'Pivot Table_Refined_1'.I1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Refined_1'.A1:'Pivot Table_Refined_1'.B19" table:buttons="'Pivot Table_Refined_1'.A1 'Pivot Table_Refined_1'.A3">
          <table:source-cell-range table:cell-range-address="Refined.A1:Refined.I61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 w1 " table:display="true" table:show-details="true"/>
                <table:data-pilot-member table:name=" w10 " table:display="true" table:show-details="true"/>
                <table:data-pilot-member table:name=" w11 " table:display="true" table:show-details="true"/>
                <table:data-pilot-member table:name=" w12 " table:display="true" table:show-details="true"/>
                <table:data-pilot-member table:name=" w13 " table:display="true" table:show-details="true"/>
                <table:data-pilot-member table:name=" w14 " table:display="true" table:show-details="true"/>
                <table:data-pilot-member table:name=" w15 " table:display="true" table:show-details="true"/>
                <table:data-pilot-member table:name=" w2 " table:display="true" table:show-details="true"/>
                <table:data-pilot-member table:name=" w3 " table:display="true" table:show-details="true"/>
                <table:data-pilot-member table:name=" w4 " table:display="true" table:show-details="true"/>
                <table:data-pilot-member table:name=" w5 " table:display="true" table:show-details="true"/>
                <table:data-pilot-member table:name=" w6 " table:display="true" table:show-details="true"/>
                <table:data-pilot-member table:name=" w7 " table:display="true" table:show-details="true"/>
                <table:data-pilot-member table:name=" w8 " table:display="true" table:show-details="true"/>
                <table:data-pilot-member table:name=" w9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Qtime" table:orientation="data" table:used-hierarchy="0" table:function="average">
            <table:data-pilot-level table:show-empty="false">
              <table:data-pilot-members>
                <table:data-pilot-member table:name="485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47" table:display="true" table:show-details="true"/>
                <table:data-pilot-member table:name="559" table:display="true" table:show-details="true"/>
                <table:data-pilot-member table:name="566" table:display="true" table:show-details="true"/>
                <table:data-pilot-member table:name="568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4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3" table:display="true" table:show-details="true"/>
                <table:data-pilot-member table:name="626" table:display="true" table:show-details="true"/>
                <table:data-pilot-member table:name="634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7" table:display="true" table:show-details="true"/>
                <table:data-pilot-member table:name="649" table:display="true" table:show-details="true"/>
                <table:data-pilot-member table:name="653" table:display="true" table:show-details="true"/>
                <table:data-pilot-member table:name="666" table:display="true" table:show-details="true"/>
                <table:data-pilot-member table:name="673" table:display="true" table:show-details="true"/>
                <table:data-pilot-member table:name="680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7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6T02:45:36</dc:date>
    <dc:creator>Lighton Phiri</dc:creator>
    <meta:generator>LibreOffice/3.5$Linux_x86 LibreOffice_project/350m1$Build-2</meta:generator>
    <meta:editing-duration>PT3H5M2S</meta:editing-duration>
    <meta:editing-cycles>6</meta:editing-cycles>
    <meta:document-statistic meta:table-count="4" meta:cell-count="2258" meta:object-count="0"/>
  </office:meta>
</office:document-meta>
</file>